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10-0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1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5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27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9-1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1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1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13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9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8-10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0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2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0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22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15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2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13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13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30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29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2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110742857143" calcext:value-type="float">
            <text:p>3.09110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71032" calcext:value-type="float">
            <text:p>3.13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05504516129" calcext:value-type="float">
            <text:p>3.1505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95568" calcext:value-type="float">
            <text:p>3.1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78529032258" calcext:value-type="float">
            <text:p>3.1367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17032" calcext:value-type="float">
            <text:p>3.1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55767741936" calcext:value-type="float">
            <text:p>2.9625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46576" calcext:value-type="float">
            <text:p>2.92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503329032258" calcext:value-type="float">
            <text:p>2.8350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5564137931" calcext:value-type="float">
            <text:p>2.99355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568670967742" calcext:value-type="float">
            <text:p>2.9256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7184" calcext:value-type="float">
            <text:p>2.87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4915862069" calcext:value-type="float">
            <text:p>2.72449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76548" calcext:value-type="float">
            <text:p>2.927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86761290323" calcext:value-type="float">
            <text:p>3.0088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890838709677" calcext:value-type="float">
            <text:p>2.8189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3648" calcext:value-type="float">
            <text:p>3.02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17424516129" calcext:value-type="float">
            <text:p>2.7817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24628571429" calcext:value-type="float">
            <text:p>2.95024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028141935484" calcext:value-type="float">
            <text:p>3.2102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245857142857" calcext:value-type="float">
            <text:p>3.34245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982141935484" calcext:value-type="float">
            <text:p>3.3398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6864" calcext:value-type="float">
            <text:p>3.38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645657142857" calcext:value-type="float">
            <text:p>3.32645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395393548387" calcext:value-type="float">
            <text:p>3.2939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5452" calcext:value-type="float">
            <text:p>3.371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511922580645" calcext:value-type="float">
            <text:p>3.3751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7804" calcext:value-type="float">
            <text:p>3.25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131380645161" calcext:value-type="float">
            <text:p>3.2113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40552" calcext:value-type="float">
            <text:p>3.13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21019354839" calcext:value-type="float">
            <text:p>3.2672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426457142857" calcext:value-type="float">
            <text:p>3.31426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791870967742" calcext:value-type="float">
            <text:p>3.2579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708" calcext:value-type="float">
            <text:p>3.12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76952" calcext:value-type="float">
            <text:p>3.0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0248" calcext:value-type="float">
            <text:p>3.0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705889655172" calcext:value-type="float">
            <text:p>3.217058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852619354839" calcext:value-type="float">
            <text:p>3.1285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509651612903" calcext:value-type="float">
            <text:p>3.0950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7396" calcext:value-type="float">
            <text:p>3.072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54784516129" calcext:value-type="float">
            <text:p>2.9554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99584" calcext:value-type="float">
            <text:p>3.0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66503225806" calcext:value-type="float">
            <text:p>3.10866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798028571429" calcext:value-type="float">
            <text:p>3.10798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012825806452" calcext:value-type="float">
            <text:p>3.1401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284077419355" calcext:value-type="float">
            <text:p>3.1628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572" calcext:value-type="float">
            <text:p>3.17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802" calcext:value-type="float">
            <text:p>3.2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0156" calcext:value-type="float">
            <text:p>3.249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20655483871" calcext:value-type="float">
            <text:p>3.3020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527264516129" calcext:value-type="float">
            <text:p>3.2752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484" calcext:value-type="float">
            <text:p>3.36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552709677419" calcext:value-type="float">
            <text:p>3.2955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352979310345" calcext:value-type="float">
            <text:p>3.25352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64376" calcext:value-type="float">
            <text:p>3.1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80662068965" calcext:value-type="float">
            <text:p>3.313806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69367741936" calcext:value-type="float">
            <text:p>3.2886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9644" calcext:value-type="float">
            <text:p>3.194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8768" calcext:value-type="float">
            <text:p>3.17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95793548387" calcext:value-type="float">
            <text:p>3.3259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2664" calcext:value-type="float">
            <text:p>3.32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03592" calcext:value-type="float">
            <text:p>3.28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812696774193" calcext:value-type="float">
            <text:p>3.228126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87108" calcext:value-type="float">
            <text:p>3.248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83432258065" calcext:value-type="float">
            <text:p>3.22183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228" calcext:value-type="float">
            <text:p>3.22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05458064516" calcext:value-type="float">
            <text:p>3.2880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95528571429" calcext:value-type="float">
            <text:p>3.288955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446012903226" calcext:value-type="float">
            <text:p>3.2144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31638709677" calcext:value-type="float">
            <text:p>3.0353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63236" calcext:value-type="float">
            <text:p>3.046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24628" calcext:value-type="float">
            <text:p>3.04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87889655172" calcext:value-type="float">
            <text:p>2.919878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579935483871" calcext:value-type="float">
            <text:p>3.0157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403251612903" calcext:value-type="float">
            <text:p>2.9640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934" calcext:value-type="float">
            <text:p>2.77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483961290323" calcext:value-type="float">
            <text:p>2.7848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28744" calcext:value-type="float">
            <text:p>2.98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21574193548" calcext:value-type="float">
            <text:p>3.4222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951957142857" calcext:value-type="float">
            <text:p>3.449519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875419354839" calcext:value-type="float">
            <text:p>3.4287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020730434783" calcext:value-type="float">
            <text:p>3.5802073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693181818182" calcext:value-type="float">
            <text:p>3.50693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162254545455" calcext:value-type="float">
            <text:p>3.491622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878254545454" calcext:value-type="float">
            <text:p>3.6287825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313505882353" calcext:value-type="float">
            <text:p>3.6131350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9616" calcext:value-type="float">
            <text:p>3.5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23856" calcext:value-type="float">
            <text:p>3.5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3104" calcext:value-type="float">
            <text:p>3.5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73792" calcext:value-type="float">
            <text:p>3.5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2162" calcext:value-type="float">
            <text:p>3.58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9782" calcext:value-type="float">
            <text:p>3.589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2162" calcext:value-type="float">
            <text:p>3.58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997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32" meta:object-count="0"/>
    <meta:user-defined meta:name="AppVersion">3.0</meta:user-defined>
  </office:meta>
</office:document-meta>
</file>